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973" officeooo:paragraph-rsid="001f5973"/>
    </style:style>
    <style:style style:name="P2" style:family="paragraph" style:parent-style-name="Standard">
      <style:text-properties officeooo:rsid="001f5973" officeooo:paragraph-rsid="00352734"/>
    </style:style>
    <style:style style:name="P3" style:family="paragraph" style:parent-style-name="Standard">
      <style:text-properties officeooo:rsid="002541e5" officeooo:paragraph-rsid="002541e5"/>
    </style:style>
    <style:style style:name="P4" style:family="paragraph" style:parent-style-name="Standard">
      <style:text-properties officeooo:rsid="002bb559" officeooo:paragraph-rsid="002bb559"/>
    </style:style>
    <style:style style:name="P5" style:family="paragraph" style:parent-style-name="Standard">
      <style:text-properties officeooo:rsid="003381b2" officeooo:paragraph-rsid="003381b2"/>
    </style:style>
    <style:style style:name="P6" style:family="paragraph" style:parent-style-name="Standard">
      <style:text-properties officeooo:rsid="001fcdad" officeooo:paragraph-rsid="001fcdad"/>
    </style:style>
    <style:style style:name="P7" style:family="paragraph" style:parent-style-name="Standard">
      <style:text-properties officeooo:rsid="0038ac90" officeooo:paragraph-rsid="0038ac90"/>
    </style:style>
    <style:style style:name="P8" style:family="paragraph" style:parent-style-name="Standard">
      <style:text-properties officeooo:rsid="003c592a" officeooo:paragraph-rsid="003c592a"/>
    </style:style>
    <style:style style:name="P9" style:family="paragraph" style:parent-style-name="Standard">
      <style:text-properties officeooo:rsid="003c592a" officeooo:paragraph-rsid="0043c97e"/>
    </style:style>
    <style:style style:name="P10" style:family="paragraph" style:parent-style-name="Standard">
      <style:text-properties officeooo:rsid="003cab92" officeooo:paragraph-rsid="003cab92"/>
    </style:style>
    <style:style style:name="P11" style:family="paragraph" style:parent-style-name="Standard">
      <style:text-properties officeooo:rsid="003d5f1d" officeooo:paragraph-rsid="003d5f1d"/>
    </style:style>
    <style:style style:name="P12" style:family="paragraph" style:parent-style-name="Standard">
      <style:text-properties officeooo:rsid="003f746f" officeooo:paragraph-rsid="003f746f"/>
    </style:style>
    <style:style style:name="P13" style:family="paragraph" style:parent-style-name="Standard">
      <style:text-properties officeooo:rsid="00410f8f" officeooo:paragraph-rsid="00410f8f"/>
    </style:style>
    <style:style style:name="P14" style:family="paragraph" style:parent-style-name="Standard">
      <style:text-properties officeooo:rsid="0041e7af" officeooo:paragraph-rsid="0041e7af"/>
    </style:style>
    <style:style style:name="P15" style:family="paragraph" style:parent-style-name="Standard">
      <style:text-properties officeooo:rsid="0043c97e" officeooo:paragraph-rsid="0043c97e"/>
    </style:style>
    <style:style style:name="P16" style:family="paragraph" style:parent-style-name="Standard">
      <style:text-properties officeooo:rsid="00464fd4" officeooo:paragraph-rsid="00464fd4"/>
    </style:style>
    <style:style style:name="P17" style:family="paragraph" style:parent-style-name="Standard">
      <style:paragraph-properties style:line-height-at-least="0.503cm"/>
      <style:text-properties officeooo:rsid="00464fd4" officeooo:paragraph-rsid="00464fd4"/>
    </style:style>
    <style:style style:name="P1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style:line-height-at-least="0.503cm"/>
      <style:text-properties officeooo:paragraph-rsid="00464fd4"/>
    </style:style>
    <style:style style:name="P21" style:family="paragraph" style:parent-style-name="Standard">
      <style:paragraph-properties style:line-height-at-least="0.503cm"/>
      <style:text-properties officeooo:paragraph-rsid="0046ba56"/>
    </style:style>
    <style:style style:name="P22" style:family="paragraph" style:parent-style-name="Standard">
      <style:paragraph-properties style:line-height-at-least="0.503cm"/>
      <style:text-properties officeooo:paragraph-rsid="0054354b"/>
    </style:style>
    <style:style style:name="P23" style:family="paragraph" style:parent-style-name="Standard">
      <style:paragraph-properties style:line-height-at-least="0.503cm"/>
      <style:text-properties officeooo:paragraph-rsid="00546bb9"/>
    </style:style>
    <style:style style:name="P24" style:family="paragraph" style:parent-style-name="Standard">
      <style:paragraph-properties style:line-height-at-least="0.503cm"/>
      <style:text-properties officeooo:paragraph-rsid="0055e4ee"/>
    </style:style>
    <style:style style:name="P25" style:family="paragraph" style:parent-style-name="Standard">
      <style:paragraph-properties style:line-height-at-least="0.503cm"/>
      <style:text-properties officeooo:paragraph-rsid="0056b163"/>
    </style:style>
    <style:style style:name="P26" style:family="paragraph" style:parent-style-name="Standard">
      <style:text-properties officeooo:paragraph-rsid="00464fd4"/>
    </style:style>
    <style:style style:name="P27" style:family="paragraph" style:parent-style-name="Standard">
      <style:paragraph-properties style:line-height-at-least="0.503cm"/>
      <style:text-properties officeooo:rsid="00467637" officeooo:paragraph-rsid="00467637"/>
    </style:style>
    <style:style style:name="P28" style:family="paragraph" style:parent-style-name="Standard">
      <style:paragraph-properties style:line-height-at-least="0.503cm"/>
      <style:text-properties officeooo:rsid="00467637" officeooo:paragraph-rsid="005065e1"/>
    </style:style>
    <style:style style:name="P29" style:family="paragraph" style:parent-style-name="Standard">
      <style:paragraph-properties style:line-height-at-least="0.503cm"/>
      <style:text-properties officeooo:rsid="00467637" officeooo:paragraph-rsid="0051774c"/>
    </style:style>
    <style:style style:name="P30" style:family="paragraph" style:parent-style-name="Standard">
      <style:paragraph-properties style:line-height-at-least="0.503cm"/>
      <style:text-properties officeooo:rsid="00467637" officeooo:paragraph-rsid="00530452"/>
    </style:style>
    <style:style style:name="P31" style:family="paragraph" style:parent-style-name="Standard">
      <style:paragraph-properties style:line-height-at-least="0.503cm"/>
      <style:text-properties officeooo:rsid="00467637" officeooo:paragraph-rsid="0054354b"/>
    </style:style>
    <style:style style:name="P32" style:family="paragraph" style:parent-style-name="Standard">
      <style:paragraph-properties style:line-height-at-least="0.503cm"/>
      <style:text-properties officeooo:rsid="00467637" officeooo:paragraph-rsid="00546bb9"/>
    </style:style>
    <style:style style:name="P33" style:family="paragraph" style:parent-style-name="Standard">
      <style:paragraph-properties style:line-height-at-least="0.503cm"/>
      <style:text-properties officeooo:rsid="00467637" officeooo:paragraph-rsid="00549a98"/>
    </style:style>
    <style:style style:name="P34" style:family="paragraph" style:parent-style-name="Standard">
      <style:paragraph-properties style:line-height-at-least="0.503cm"/>
      <style:text-properties officeooo:rsid="00467637" officeooo:paragraph-rsid="0055e4ee"/>
    </style:style>
    <style:style style:name="P35" style:family="paragraph" style:parent-style-name="Standard">
      <style:paragraph-properties style:line-height-at-least="0.503cm"/>
      <style:text-properties officeooo:rsid="00467637" officeooo:paragraph-rsid="0056b163"/>
    </style:style>
    <style:style style:name="P36" style:family="paragraph" style:parent-style-name="Standard">
      <style:paragraph-properties style:line-height-at-least="0.503cm"/>
      <style:text-properties officeooo:rsid="00467637" officeooo:paragraph-rsid="0058a420"/>
    </style:style>
    <style:style style:name="P37" style:family="paragraph" style:parent-style-name="Standard">
      <style:paragraph-properties style:line-height-at-least="0.503cm"/>
      <style:text-properties officeooo:rsid="00467637" officeooo:paragraph-rsid="005a8916"/>
    </style:style>
    <style:style style:name="P38" style:family="paragraph" style:parent-style-name="Standard">
      <style:text-properties officeooo:rsid="005065e1" officeooo:paragraph-rsid="005065e1"/>
    </style:style>
    <style:style style:name="P39" style:family="paragraph" style:parent-style-name="Standard">
      <style:paragraph-properties style:line-height-at-least="0.503cm"/>
      <style:text-properties officeooo:rsid="005065e1" officeooo:paragraph-rsid="005065e1"/>
    </style:style>
    <style:style style:name="P40" style:family="paragraph" style:parent-style-name="Standard">
      <style:paragraph-properties style:line-height-at-least="0.503cm"/>
      <style:text-properties officeooo:rsid="005065e1" officeooo:paragraph-rsid="0051774c"/>
    </style:style>
    <style:style style:name="P41" style:family="paragraph" style:parent-style-name="Standard">
      <style:paragraph-properties style:line-height-at-least="0.503cm"/>
      <style:text-properties officeooo:rsid="005065e1" officeooo:paragraph-rsid="0058a420"/>
    </style:style>
    <style:style style:name="P42" style:family="paragraph" style:parent-style-name="Standard">
      <style:text-properties officeooo:rsid="005065e1" officeooo:paragraph-rsid="005a8916"/>
    </style:style>
    <style:style style:name="P43" style:family="paragraph" style:parent-style-name="Standard">
      <style:text-properties officeooo:rsid="00530452" officeooo:paragraph-rsid="00530452"/>
    </style:style>
    <style:style style:name="P44" style:family="paragraph" style:parent-style-name="Standard">
      <style:paragraph-properties style:line-height-at-least="0.503cm"/>
      <style:text-properties officeooo:rsid="0054354b" officeooo:paragraph-rsid="0054354b"/>
    </style:style>
    <style:style style:name="P45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46" style:family="paragraph" style:parent-style-name="Standard">
      <style:text-properties officeooo:rsid="0057d654" officeooo:paragraph-rsid="0057d654"/>
    </style:style>
    <style:style style:name="P47" style:family="paragraph" style:parent-style-name="Standard">
      <style:paragraph-properties style:line-height-at-least="0.503cm"/>
      <style:text-properties officeooo:rsid="00467637" officeooo:paragraph-rsid="0056b163"/>
    </style:style>
    <style:style style:name="P48" style:family="paragraph" style:parent-style-name="Standard">
      <style:paragraph-properties style:line-height-at-least="0.503cm"/>
      <style:text-properties officeooo:rsid="005f0f12" officeooo:paragraph-rsid="005f0f12"/>
    </style:style>
    <style:style style:name="T1" style:family="text">
      <style:text-properties officeooo:rsid="0021ccbd"/>
    </style:style>
    <style:style style:name="T2" style:family="text">
      <style:text-properties officeooo:rsid="0024e24e"/>
    </style:style>
    <style:style style:name="T3" style:family="text">
      <style:text-properties officeooo:rsid="0025d91d"/>
    </style:style>
    <style:style style:name="T4" style:family="text">
      <style:text-properties officeooo:rsid="0028239a"/>
    </style:style>
    <style:style style:name="T5" style:family="text">
      <style:text-properties officeooo:rsid="002a34f6"/>
    </style:style>
    <style:style style:name="T6" style:family="text">
      <style:text-properties officeooo:rsid="002bb559"/>
    </style:style>
    <style:style style:name="T7" style:family="text">
      <style:text-properties officeooo:rsid="002d55ae"/>
    </style:style>
    <style:style style:name="T8" style:family="text">
      <style:text-properties officeooo:rsid="002db4b0"/>
    </style:style>
    <style:style style:name="T9" style:family="text">
      <style:text-properties officeooo:rsid="002e1cf2"/>
    </style:style>
    <style:style style:name="T10" style:family="text">
      <style:text-properties officeooo:rsid="002e51df"/>
    </style:style>
    <style:style style:name="T11" style:family="text">
      <style:text-properties officeooo:rsid="002f210e"/>
    </style:style>
    <style:style style:name="T12" style:family="text">
      <style:text-properties officeooo:rsid="00315c26"/>
    </style:style>
    <style:style style:name="T13" style:family="text">
      <style:text-properties officeooo:rsid="003381b2"/>
    </style:style>
    <style:style style:name="T14" style:family="text">
      <style:text-properties officeooo:rsid="00344035"/>
    </style:style>
    <style:style style:name="T15" style:family="text">
      <style:text-properties officeooo:rsid="00352734"/>
    </style:style>
    <style:style style:name="T16" style:family="text">
      <style:text-properties officeooo:rsid="00379744"/>
    </style:style>
    <style:style style:name="T17" style:family="text">
      <style:text-properties officeooo:rsid="003b906a"/>
    </style:style>
    <style:style style:name="T18" style:family="text">
      <style:text-properties officeooo:rsid="003b9d5c"/>
    </style:style>
    <style:style style:name="T19" style:family="text">
      <style:text-properties officeooo:rsid="003c592a"/>
    </style:style>
    <style:style style:name="T20" style:family="text">
      <style:text-properties officeooo:rsid="003d5f1d"/>
    </style:style>
    <style:style style:name="T21" style:family="text">
      <style:text-properties officeooo:rsid="003d85c0"/>
    </style:style>
    <style:style style:name="T22" style:family="text">
      <style:text-properties officeooo:rsid="003f746f"/>
    </style:style>
    <style:style style:name="T23" style:family="text">
      <style:text-properties officeooo:rsid="00410f8f"/>
    </style:style>
    <style:style style:name="T24" style:family="text">
      <style:text-properties officeooo:rsid="0041e7af"/>
    </style:style>
    <style:style style:name="T25" style:family="text">
      <style:text-properties officeooo:rsid="00464fd4"/>
    </style:style>
    <style:style style:name="T26" style:family="text">
      <style:text-properties fo:color="#c586c0"/>
    </style:style>
    <style:style style:name="T27" style:family="text">
      <style:text-properties fo:color="#c586c0" style:font-name="Droid Sans Mono" fo:font-size="10.5pt" fo:font-weight="normal" fo:background-color="#1e1e1e" loext:char-shading-value="0"/>
    </style:style>
    <style:style style:name="T28" style:family="text">
      <style:text-properties fo:color="#569cd6"/>
    </style:style>
    <style:style style:name="T29" style:family="text">
      <style:text-properties fo:color="#569cd6" style:font-name="Droid Sans Mono" fo:font-size="10.5pt" fo:font-weight="normal" fo:background-color="#1e1e1e" loext:char-shading-value="0"/>
    </style:style>
    <style:style style:name="T30" style:family="text">
      <style:text-properties fo:color="#ce9178"/>
    </style:style>
    <style:style style:name="T31" style:family="text">
      <style:text-properties fo:color="#ce9178" style:font-name="Droid Sans Mono" fo:font-size="10.5pt" fo:font-weight="normal" fo:background-color="#1e1e1e" loext:char-shading-value="0"/>
    </style:style>
    <style:style style:name="T32" style:family="text">
      <style:text-properties fo:color="#dcdcaa"/>
    </style:style>
    <style:style style:name="T33" style:family="text">
      <style:text-properties fo:color="#9cdcfe"/>
    </style:style>
    <style:style style:name="T34" style:family="text">
      <style:text-properties fo:color="#b5cea8"/>
    </style:style>
    <style:style style:name="T35" style:family="text">
      <style:text-properties fo:color="#d7ba7d"/>
    </style:style>
    <style:style style:name="T36" style:family="text">
      <style:text-properties officeooo:rsid="00467637"/>
    </style:style>
    <style:style style:name="T37" style:family="text">
      <style:text-properties officeooo:rsid="0046ba56"/>
    </style:style>
    <style:style style:name="T38" style:family="text">
      <style:text-properties officeooo:rsid="00484422"/>
    </style:style>
    <style:style style:name="T39" style:family="text">
      <style:text-properties officeooo:rsid="0048e7c1"/>
    </style:style>
    <style:style style:name="T40" style:family="text">
      <style:text-properties officeooo:rsid="004a9f89"/>
    </style:style>
    <style:style style:name="T41" style:family="text">
      <style:text-properties officeooo:rsid="005065e1"/>
    </style:style>
    <style:style style:name="T42" style:family="text">
      <style:text-properties officeooo:rsid="0051774c"/>
    </style:style>
    <style:style style:name="T43" style:family="text">
      <style:text-properties officeooo:rsid="00530452"/>
    </style:style>
    <style:style style:name="T44" style:family="text">
      <style:text-properties officeooo:rsid="0054354b"/>
    </style:style>
    <style:style style:name="T45" style:family="text">
      <style:text-properties officeooo:rsid="00546bb9"/>
    </style:style>
    <style:style style:name="T46" style:family="text">
      <style:text-properties officeooo:rsid="00549a98"/>
    </style:style>
    <style:style style:name="T47" style:family="text">
      <style:text-properties style:text-position="super 58%" officeooo:rsid="00549a98"/>
    </style:style>
    <style:style style:name="T48" style:family="text">
      <style:text-properties officeooo:rsid="0055e4ee"/>
    </style:style>
    <style:style style:name="T49" style:family="text">
      <style:text-properties officeooo:rsid="0056b163"/>
    </style:style>
    <style:style style:name="T50" style:family="text">
      <style:text-properties officeooo:rsid="0057453d"/>
    </style:style>
    <style:style style:name="T51" style:family="text">
      <style:text-properties officeooo:rsid="0058a420"/>
    </style:style>
    <style:style style:name="T52" style:family="text">
      <style:text-properties officeooo:rsid="005a8916"/>
    </style:style>
    <style:style style:name="T53" style:family="text">
      <style:text-properties officeooo:rsid="005be9e9"/>
    </style:style>
    <style:style style:name="T54" style:family="text">
      <style:text-properties officeooo:rsid="005ca074"/>
    </style:style>
    <style:style style:name="T55" style:family="text">
      <style:text-properties officeooo:rsid="005e994a"/>
    </style:style>
    <style:style style:name="T56" style:family="text">
      <style:text-properties officeooo:rsid="005f0f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OUS OPTIONS IN COMPILERS:</text:p>
      <text:p text:style-name="P2">Actual use of the compilers is to normally preprocess, compile, assemble, and link. But we can get the intermediate stage of these processes <text:span text:style-name="T15">and even </text:span><text:span text:style-name="T16">to</text:span><text:span text:style-name="T15"> some optimised stages </text:span>using the options which are avaiable for each compiler.</text:p>
      <text:p text:style-name="P6">There are different types of options depending on the compiler <text:span text:style-name="T4">to satisfy different needs</text:span>- Overall Options, C Language Options, C++ Language Options, Objective-C and Objective-C++ Language Options, Diagnostic Message Formatting Options, Warning Options, C and Objective-C-only Warning Options, Debugging Options, Optimization Options, Program Instrumentation Options, Preprocessor Options, Assembler Options, Linker Options, Directory Options, Code Generation Options, Developer Options, Code Generation Options, Developer Options, Machine-Dependent Options, <text:span text:style-name="T1">Options Controlling Kind of Output, </text:span><text:span text:style-name="T2">Compiler C++ Programs, Options Controlling C Dialect, Options Controlling C++ Dialect, Options Controlling Objective-C and Objective-C++ Dialects, Options to Control Diagnostic Messages Formatting, Options to Request or Suppress Warnings.</text:span></text:p>
      <text:p text:style-name="P3">Some of <text:span text:style-name="T16">the example</text:span> options can be seen below-</text:p>
      <text:p text:style-name="P1">GCC:</text:p>
      <text:p text:style-name="P1"><text:tab/>-<text:span text:style-name="T11">E</text:span></text:p>
      <text:p text:style-name="P1"><text:tab/><text:tab/><text:span text:style-name="T12">gives preprocessed code, do not compile, assemble, or execute</text:span></text:p>
      <text:p text:style-name="P1"><text:tab/>-<text:span text:style-name="T12">S</text:span></text:p>
      <text:p text:style-name="P1"><text:tab/><text:tab/><text:span text:style-name="T12">C</text:span><text:span text:style-name="T13">o</text:span><text:span text:style-name="T12">mpile only, donot </text:span><text:span text:style-name="T13">assemble or link.</text:span></text:p>
      <text:p text:style-name="P1"><text:tab/>-<text:span text:style-name="T38">c</text:span></text:p>
      <text:p text:style-name="P1"><text:tab/><text:tab/><text:span text:style-name="T38">compile and assemble, but do not link</text:span></text:p>
      <text:p text:style-name="P1"><text:tab/>-<text:span text:style-name="T38">std=&lt;standard&gt;</text:span></text:p>
      <text:p text:style-name="P1"><text:tab/><text:tab/><text:span text:style-name="T38">Assume that the input sources are for &lt;standard&gt;</text:span></text:p>
      <text:p text:style-name="P1"><text:tab/>-<text:span text:style-name="T38">w</text:span></text:p>
      <text:p text:style-name="P1"><text:tab/><text:tab/><text:span text:style-name="T38">inhibit all warning messages.</text:span></text:p>
      <text:p text:style-name="P1"><text:tab/>-<text:span text:style-name="T38">Werror</text:span></text:p>
      <text:p text:style-name="P1"><text:tab/><text:tab/><text:span text:style-name="T38">Make all warnings into errors</text:span></text:p>
      <text:p text:style-name="P1"><text:tab/>-<text:span text:style-name="T38">Wall</text:span></text:p>
      <text:p text:style-name="P1"><text:tab/><text:tab/><text:span text:style-name="T38">This enables all warnings about constructions that some users consider questionable</text:span></text:p>
      <text:p text:style-name="P1"><text:tab/>-<text:span text:style-name="T38">pedantic-</text:span><text:span text:style-name="T39">errors</text:span></text:p>
      <text:p text:style-name="P1"><text:tab/><text:tab/><text:span text:style-name="T38">show all the warning as errors</text:span></text:p>
      <text:p text:style-name="P1"><text:tab/>-<text:span text:style-name="T3">O0</text:span></text:p>
      <text:p text:style-name="P1"><text:tab/><text:tab/><text:span text:style-name="T10">this is a defalut option where it reduce compilation time and make debugging <text:tab/><text:tab/><text:tab/>produce the expected results.</text:span></text:p>
      <text:p text:style-name="P1"><text:tab/>-<text:span text:style-name="T6">O1</text:span></text:p>
      <text:p text:style-name="P1"><text:tab/><text:tab/><text:span text:style-name="T8">The compiler tries to reduce code size and execution time, without performing any <text:tab/><text:tab/>optimizations that take a great deal of compilation</text:span></text:p>
      <text:p text:style-name="P1"><text:tab/>-<text:span text:style-name="T6">O2</text:span></text:p>
      <text:p text:style-name="P1"><text:tab/><text:tab/><text:span text:style-name="T8">This includes all flags of O1 in addition to some other. </text:span><text:span text:style-name="T9">It performs nearly all <text:tab/><text:tab/><text:tab/>supported optimizations that do not invove a space-speed tradeoff.</text:span></text:p>
      <text:p text:style-name="P1"><text:tab/>-<text:span text:style-name="T7">O3</text:span></text:p>
      <text:p text:style-name="P1"><text:tab/><text:tab/><text:span text:style-name="T10">This includes all optimizations done by -O2, litterally even more to say.</text:span></text:p>
      <text:p text:style-name="P1"><text:tab/>-<text:span text:style-name="T7">Os</text:span></text:p>
      <text:p text:style-name="P1"><text:tab/><text:tab/><text:span text:style-name="T10">it optimize the code for size and includes all optimizations by -O2 excluding those <text:tab/><text:tab/>which lead to increase in size</text:span></text:p>
      <text:p text:style-name="P1"><text:tab/>-<text:span text:style-name="T7">Oz</text:span></text:p>
      <text:p text:style-name="P1"><text:tab/><text:tab/><text:span text:style-name="T10">optimize aggressively for size rather than for speed. </text:span><text:span text:style-name="T11">It is similar to -Os including <text:tab/><text:tab/>sevaral optimizations of -O2.</text:span></text:p>
      <text:p text:style-name="P1">LLVM:</text:p>
      <text:p text:style-name="P1"><text:tab/>-<text:span text:style-name="T5">f</text:span></text:p>
      <text:p text:style-name="P1"><text:tab/><text:tab/><text:span text:style-name="T5">The ouput will be of raw binary no matter what the output device is.</text:span></text:p>
      <text:p text:style-name="P1"><text:soft-page-break/><text:tab/>--<text:span text:style-name="T5">help</text:span></text:p>
      <text:p text:style-name="P1"><text:tab/><text:tab/><text:span text:style-name="T5">gives a summary of command line options</text:span></text:p>
      <text:p text:style-name="P1"><text:tab/>-<text:span text:style-name="T6">o </text:span><text:span text:style-name="T11">&lt;filename&gt;</text:span></text:p>
      <text:p text:style-name="P1"><text:tab/><text:tab/><text:span text:style-name="T6">to specify the output filename</text:span></text:p>
      <text:p text:style-name="P1"><text:tab/>-<text:span text:style-name="T6">S</text:span></text:p>
      <text:p text:style-name="P1"><text:tab/><text:tab/><text:span text:style-name="T6">to output in LLVM intermediate language</text:span></text:p>
      <text:p text:style-name="P1"><text:tab/>-<text:span text:style-name="T6">debug</text:span></text:p>
      <text:p text:style-name="P1"><text:tab/><text:tab/><text:span text:style-name="T6">this enables the debug printouts for debugging</text:span></text:p>
      <text:p text:style-name="P4"><text:tab/><text:tab/>most of the compilers have similar options.</text:p>
      <text:p text:style-name="P4"><text:tab/>-<text:span text:style-name="T38">C </text:span></text:p>
      <text:p text:style-name="P4"><text:tab/><text:tab/><text:span text:style-name="T38">include comments in preprocessed output</text:span></text:p>
      <text:p text:style-name="P4"><text:tab/>-<text:span text:style-name="T40">Wextra-tokens</text:span></text:p>
      <text:p text:style-name="P4"><text:tab/><text:tab/><text:span text:style-name="T40">warns about excess tokens at the end og a preprocessor directive</text:span></text:p>
      <text:p text:style-name="P5">There are many more options avaialble.</text:p>
      <text:p text:style-name="P5"/>
      <text:p text:style-name="P5"/>
      <text:p text:style-name="P7">FRONTEND <text:span text:style-name="T19">OF A COMPILER</text:span>:</text:p>
      <text:p text:style-name="P7">The <text:span text:style-name="T17">part of the compilers which support different languauges to take them to a common intermediate state </text:span><text:span text:style-name="T18">of code</text:span><text:span text:style-name="T17">. </text:span><text:span text:style-name="T18">The frontend comprises of lexical Analysis, </text:span><text:span text:style-name="T19">S</text:span><text:span text:style-name="T18">yntax Analysis, Semantic Analysis, Intermediate Code, Some amount of Code Optimization.</text:span></text:p>
      <text:p text:style-name="P8">Lexical Analysis:</text:p>
      <text:p text:style-name="P9">This is the <text:span text:style-name="T20">first</text:span> phase where the input code is scanned and converted into sequence of tokens.</text:p>
      <text:p text:style-name="P9">Syntax Analysis:</text:p>
      <text:p text:style-name="P11">This is second phase o<text:span text:style-name="T21">f</text:span> the compiler where the tokens are matched <text:span text:style-name="T21">to </text:span>the <text:span text:style-name="T21">grammar</text:span> <text:span text:style-name="T21">of language</text:span> </text:p>
      <text:p text:style-name="P10">Semantic Analysis:</text:p>
      <text:p text:style-name="P12">This is the third phase of Compiler where it checks the sematic correctness after syntax analysis.</text:p>
      <text:p text:style-name="P10">Intermediate Code:</text:p>
      <text:p text:style-name="P12">This is the final stage where the common intermediate code is produced after all before phases.</text:p>
      <text:p text:style-name="P12"/>
      <text:p text:style-name="P5">Frontends supported by GCC:</text:p>
      <text:p text:style-name="P5"><text:span text:style-name="T16">M</text:span><text:span text:style-name="T14">ain distribution of </text:span>GCC currently supports frontends for C, C++, Objective C, Fortan, Ada, Go, and D. <text:span text:style-name="T22">The other frontends available are GNU Pascal Compiler(GPC), Mercury, Cobol For GCC, GNU Modula-2</text:span><text:span text:style-name="T23">(and Modula-3)</text:span><text:span text:style-name="T22">, </text:span><text:span text:style-name="T23">GHDL, PL/1, GCC UPC.</text:span></text:p>
      <text:p text:style-name="P13">Here for GCC contains gcc for C, g++ for C++ <text:span text:style-name="T24">and many more similarly for all others.</text:span></text:p>
      <text:p text:style-name="P13"/>
      <text:p text:style-name="P14">Frontends supported by LLVM:</text:p>
      <text:p text:style-name="P15">The the LLVM supports C and C++ with clang, Go with llgo, Haskell with kaleidoscope, Fortan with flang, Ruby with rubinius, C# with ilwasm.</text:p>
      <text:p text:style-name="P15"/>
      <text:p text:style-name="P42">[Used tool to comp<text:span text:style-name="T52">ile</text:span> the <text:span text:style-name="T56">codes</text:span> : <text:a xlink:type="simple" xlink:href="https://godbolt.org/" text:style-name="Internet_20_link" text:visited-style-name="Visited_20_Internet_20_Link">https://godbolt.org/</text:a>]</text:p>
      <text:p text:style-name="P15"/>
      <text:p text:style-name="P46">CODE GENERATED FOR DIFFERENT ARCHITECTURES:</text:p>
      <text:p text:style-name="P46">code used:</text:p>
      <text:p text:style-name="P46"/>
      <text:p text:style-name="P15"/>
      <text:p text:style-name="P15"/>
      <text:p text:style-name="P16">TESTING THE WORKING OF OPTIMIZATION OPTIONS:</text:p>
      <text:p text:style-name="P38"/>
      <text:p text:style-name="P43">Wr compared the optimized assembly code</text:p>
      <text:p text:style-name="P16">Examples used:</text:p>
      <text:p text:style-name="P26"><text:span text:style-name="T25">=&gt;</text:span><text:span text:style-name="T27">#include</text:span><text:span text:style-name="T29"> </text:span><text:span text:style-name="T31">&lt;stdio.h&gt;</text:span></text:p>
      <text:p text:style-name="P19"/>
      <text:p text:style-name="P18"><text:soft-page-break/><text:span text:style-name="T28">int</text:span> <text:span text:style-name="T32">main</text:span>()</text:p>
      <text:p text:style-name="P18">{</text:p>
      <text:p text:style-name="P18"><text:span text:style-name="T28">int</text:span> <text:span text:style-name="T33">t</text:span>[<text:span text:style-name="T34">5</text:span>] = {<text:span text:style-name="T34">75</text:span>, <text:span text:style-name="T34">56</text:span>, <text:span text:style-name="T34">25</text:span>, <text:span text:style-name="T34">36</text:span>, <text:span text:style-name="T34">42</text:span>};</text:p>
      <text:p text:style-name="P19"/>
      <text:p text:style-name="P18"><text:span text:style-name="T28">int</text:span> <text:span text:style-name="T33">max</text:span> = <text:span text:style-name="T33">t</text:span>[<text:span text:style-name="T34">0</text:span>];</text:p>
      <text:p text:style-name="P18"><text:span text:style-name="T26">for</text:span>(<text:span text:style-name="T28">unsigned</text:span> <text:span text:style-name="T33">i</text:span> = <text:span text:style-name="T34">1</text:span>; <text:span text:style-name="T33">i</text:span> &lt; <text:span text:style-name="T34">5</text:span>; <text:span text:style-name="T33">i</text:span>++)</text:p>
      <text:p text:style-name="P18">{</text:p>
      <text:p text:style-name="P18"><text:span text:style-name="T26">if</text:span>(<text:span text:style-name="T33">t</text:span>[<text:span text:style-name="T33">i</text:span>] &gt; <text:span text:style-name="T33">max</text:span>)</text:p>
      <text:p text:style-name="P18">{</text:p>
      <text:p text:style-name="P18"><text:span text:style-name="T33">max</text:span> = <text:span text:style-name="T33">t</text:span>[<text:span text:style-name="T33">i</text:span>];</text:p>
      <text:p text:style-name="P18">}</text:p>
      <text:p text:style-name="P18">}</text:p>
      <text:p text:style-name="P19"/>
      <text:p text:style-name="P18"><text:span text:style-name="T32">printf</text:span>(<text:span text:style-name="T30">"max: </text:span><text:span text:style-name="T33">%d</text:span><text:span text:style-name="T30">"</text:span>, <text:span text:style-name="T33">max</text:span>);</text:p>
      <text:p text:style-name="P19"/>
      <text:p text:style-name="P18"><text:span text:style-name="T26">return</text:span> <text:span text:style-name="T34">0</text:span>;</text:p>
      <text:p text:style-name="P18">}</text:p>
      <text:p text:style-name="P20"/>
      <text:p text:style-name="P27">The code which finds the maximum in a array where it needs to go all along the array.</text:p>
      <text:p text:style-name="P27">-O0:</text:p>
      <text:p text:style-name="P27"><text:tab/><text:span text:style-name="T41">Number of lines of statements: 36</text:span></text:p>
      <text:p text:style-name="P27"><text:tab/><text:span text:style-name="T51">ASM file size: 5842 B</text:span></text:p>
      <text:p text:style-name="P27"><text:tab/><text:span text:style-name="T41">Compilation time: 179ms</text:span></text:p>
      <text:p text:style-name="P27"><text:tab/><text:span text:style-name="T41">ASM parsing time: 2ms</text:span></text:p>
      <text:p text:style-name="P27"><text:tab/>-<text:span text:style-name="T42">&gt; It is direct conversion without any optimizations</text:span></text:p>
      <text:p text:style-name="P28">-O1: </text:p>
      <text:p text:style-name="P28"><text:tab/><text:span text:style-name="T41">Number of lines of statements: 11</text:span></text:p>
      <text:p text:style-name="P36"><text:tab/><text:span text:style-name="T51">ASM file size: 6091 B</text:span></text:p>
      <text:p text:style-name="P39"><text:tab/>Compilation time: 92ms</text:p>
      <text:p text:style-name="P28"><text:tab/><text:span text:style-name="T41">ASM parsing time: 1ms</text:span></text:p>
      <text:p text:style-name="P28"><text:tab/>-<text:span text:style-name="T42">&gt; final output has be noted in the optimized assembly removing all calculations</text:span></text:p>
      <text:p text:style-name="P28">-O2: </text:p>
      <text:p text:style-name="P39"><text:tab/>Number of lines of statements: 11</text:p>
      <text:p text:style-name="P41"><text:tab/><text:span text:style-name="T51">ASM file size: 6431 B</text:span></text:p>
      <text:p text:style-name="P39"><text:tab/>Compilation time: 106ms</text:p>
      <text:p text:style-name="P28"><text:tab/><text:span text:style-name="T41">ASM parsing time: 1ms</text:span></text:p>
      <text:p text:style-name="P29"><text:tab/>-<text:span text:style-name="T42">&gt; final output has be noted in the optimized assembly removing all calculations</text:span></text:p>
      <text:p text:style-name="P29">-O3: </text:p>
      <text:p text:style-name="P40"><text:tab/>Number of lines of statements: 11</text:p>
      <text:p text:style-name="P41"><text:tab/><text:span text:style-name="T51">ASM file size: 6431 B</text:span></text:p>
      <text:p text:style-name="P29"><text:span text:style-name="T41"><text:tab/>Compilation time: </text:span><text:span text:style-name="T42">81</text:span><text:span text:style-name="T41">ms</text:span></text:p>
      <text:p text:style-name="P29"><text:tab/><text:span text:style-name="T41">ASM parsing time: 1ms</text:span></text:p>
      <text:p text:style-name="P29"><text:tab/>-<text:span text:style-name="T42">&gt; final output has be noted in the optimized assembly removing all calculations</text:span></text:p>
      <text:p text:style-name="P29">-Os: </text:p>
      <text:p text:style-name="P40"><text:tab/>Number of lines of statements: 11</text:p>
      <text:p text:style-name="P41"><text:tab/><text:span text:style-name="T51">ASM file size: 6403 B</text:span></text:p>
      <text:p text:style-name="P29"><text:span text:style-name="T41"><text:tab/>Compilation time: </text:span><text:span text:style-name="T42">94</text:span><text:span text:style-name="T41">ms</text:span></text:p>
      <text:p text:style-name="P29"><text:tab/><text:span text:style-name="T41">ASM parsing time: 1ms</text:span></text:p>
      <text:p text:style-name="P29"><text:tab/>-<text:span text:style-name="T42">&gt; final output has be noted in the optimized assembly removing all calculations</text:span></text:p>
      <text:p text:style-name="P29">-<text:span text:style-name="T42">Ofast:</text:span></text:p>
      <text:p text:style-name="P29"><text:tab/><text:span text:style-name="T41">Number of lines of statements: 11</text:span></text:p>
      <text:p text:style-name="P36"><text:soft-page-break/><text:tab/><text:span text:style-name="T51">ASM file size: </text:span><text:span text:style-name="T52">6434</text:span><text:span text:style-name="T51"> B</text:span></text:p>
      <text:p text:style-name="P29"><text:span text:style-name="T41"><text:tab/>Compilation time: </text:span><text:span text:style-name="T42">75</text:span><text:span text:style-name="T41">ms</text:span></text:p>
      <text:p text:style-name="P29"><text:tab/><text:span text:style-name="T41">ASM parsing time: 1ms</text:span></text:p>
      <text:p text:style-name="P29"><text:tab/>-<text:span text:style-name="T42">&gt; final outpu</text:span><text:span text:style-name="T43">t</text:span><text:span text:style-name="T42"> has be noted in the optimized assembly removing all calculations</text:span></text:p>
      <text:p text:style-name="P27"/>
      <text:p text:style-name="P20"><text:span text:style-name="T25">=&gt;</text:span><text:span text:style-name="T27">#include</text:span><text:span text:style-name="T29"> </text:span><text:span text:style-name="T31">&lt;stdio.h&gt;</text:span></text:p>
      <text:p text:style-name="P19"/>
      <text:p text:style-name="P18"><text:span text:style-name="T28">int</text:span> <text:span text:style-name="T32">add</text:span>(<text:span text:style-name="T28">int</text:span> <text:span text:style-name="T33">a</text:span>, <text:span text:style-name="T28">int</text:span> <text:span text:style-name="T33">b</text:span>)</text:p>
      <text:p text:style-name="P18">{</text:p>
      <text:p text:style-name="P18"><text:span text:style-name="T28">int</text:span> <text:span text:style-name="T33">c</text:span> = <text:span text:style-name="T33">a</text:span> + <text:span text:style-name="T33">b</text:span>;</text:p>
      <text:p text:style-name="P19"/>
      <text:p text:style-name="P18"><text:span text:style-name="T26">return</text:span> <text:span text:style-name="T33">c</text:span>;</text:p>
      <text:p text:style-name="P18">}</text:p>
      <text:p text:style-name="P19"/>
      <text:p text:style-name="P18"><text:span text:style-name="T28">int</text:span> <text:span text:style-name="T32">main</text:span>()</text:p>
      <text:p text:style-name="P18">{</text:p>
      <text:p text:style-name="P18"><text:span text:style-name="T28">int</text:span> <text:span text:style-name="T33">a</text:span> = <text:span text:style-name="T34">20</text:span>, <text:span text:style-name="T33">b</text:span> = <text:span text:style-name="T34">30</text:span>;</text:p>
      <text:p text:style-name="P18"><text:span text:style-name="T28">int</text:span> <text:span text:style-name="T33">c</text:span> = <text:span text:style-name="T32">add</text:span>(<text:span text:style-name="T33">a</text:span>, <text:span text:style-name="T33">b</text:span>);</text:p>
      <text:p text:style-name="P19"/>
      <text:p text:style-name="P18"><text:span text:style-name="T32">printf</text:span>(<text:span text:style-name="T30">"c: </text:span><text:span text:style-name="T33">%d</text:span><text:span text:style-name="T35">\n</text:span><text:span text:style-name="T30">"</text:span>, <text:span text:style-name="T33">c</text:span>);</text:p>
      <text:p text:style-name="P18"><text:span text:style-name="T26">return</text:span> <text:span text:style-name="T34">0</text:span>;</text:p>
      <text:p text:style-name="P18">}</text:p>
      <text:p text:style-name="P17"/>
      <text:p text:style-name="P29">The code <text:span text:style-name="T45">with a unwanted function and intermediate statements:</text:span></text:p>
      <text:p text:style-name="P29">-O0:</text:p>
      <text:p text:style-name="P29"><text:tab/><text:span text:style-name="T41">Number of lines of statements: 3</text:span><text:span text:style-name="T43">4</text:span></text:p>
      <text:p text:style-name="P37"><text:tab/><text:span text:style-name="T51">ASM file size: </text:span><text:span text:style-name="T52">64</text:span><text:span text:style-name="T53">76</text:span><text:span text:style-name="T51"> B</text:span></text:p>
      <text:p text:style-name="P29"><text:tab/><text:span text:style-name="T41">Compilation time: </text:span><text:span text:style-name="T43">129</text:span><text:span text:style-name="T41">ms</text:span></text:p>
      <text:p text:style-name="P29"><text:tab/><text:span text:style-name="T41">ASM parsing time: </text:span><text:span text:style-name="T43">2</text:span><text:span text:style-name="T41">ms</text:span></text:p>
      <text:p text:style-name="P29"><text:tab/>-<text:span text:style-name="T42">&gt; It is direct conversion without any optimizations</text:span></text:p>
      <text:p text:style-name="P29">-O1: </text:p>
      <text:p text:style-name="P29"><text:tab/><text:span text:style-name="T41">Number of lines of statements: 1</text:span><text:span text:style-name="T43">4</text:span></text:p>
      <text:p text:style-name="P37"><text:tab/><text:span text:style-name="T51">ASM file size: </text:span><text:span text:style-name="T53">7642</text:span><text:span text:style-name="T51"> B</text:span></text:p>
      <text:p text:style-name="P29"><text:span text:style-name="T41"><text:tab/>Compilation time: </text:span><text:span text:style-name="T43">105</text:span><text:span text:style-name="T41">ms</text:span></text:p>
      <text:p text:style-name="P29"><text:tab/><text:span text:style-name="T41">ASM parsing time: </text:span><text:span text:style-name="T43">1</text:span><text:span text:style-name="T41">ms</text:span></text:p>
      <text:p text:style-name="P29"><text:tab/>-<text:span text:style-name="T42">&gt; </text:span><text:span text:style-name="T43">removed all intermediate statements of calculations and made the function simple</text:span></text:p>
      <text:p text:style-name="P29">-O2: </text:p>
      <text:p text:style-name="P29"><text:span text:style-name="T41"><text:tab/>Number of lines of statements: 1</text:span><text:span text:style-name="T43">4</text:span></text:p>
      <text:p text:style-name="P37"><text:tab/><text:span text:style-name="T51">ASM file size: </text:span><text:span text:style-name="T53">8103</text:span><text:span text:style-name="T51"> B</text:span></text:p>
      <text:p text:style-name="P29"><text:span text:style-name="T41"><text:tab/>Compilation time: </text:span><text:span text:style-name="T43">96</text:span><text:span text:style-name="T41">ms</text:span></text:p>
      <text:p text:style-name="P29"><text:tab/><text:span text:style-name="T41">ASM parsing time: </text:span><text:span text:style-name="T43">3</text:span><text:span text:style-name="T41">ms</text:span></text:p>
      <text:p text:style-name="P30"><text:tab/>-<text:span text:style-name="T42">&gt; </text:span><text:span text:style-name="T43">removed all intermediate statements of calculations and made the function simple</text:span></text:p>
      <text:p text:style-name="P29">-O3: </text:p>
      <text:p text:style-name="P29"><text:span text:style-name="T41"><text:tab/>Number of lines of statements: 1</text:span><text:span text:style-name="T43">4</text:span></text:p>
      <text:p text:style-name="P37"><text:tab/><text:span text:style-name="T51">ASM file size: </text:span><text:span text:style-name="T53">8103</text:span><text:span text:style-name="T51"> B</text:span></text:p>
      <text:p text:style-name="P29"><text:span text:style-name="T41"><text:tab/>Compilation time: </text:span><text:span text:style-name="T43">122</text:span><text:span text:style-name="T41">ms</text:span></text:p>
      <text:p text:style-name="P29"><text:tab/><text:span text:style-name="T41">ASM parsing time: 1ms</text:span></text:p>
      <text:p text:style-name="P30"><text:tab/>-<text:span text:style-name="T42">&gt; </text:span><text:span text:style-name="T43">removed all intermediate statements of calculations and made the function simple</text:span></text:p>
      <text:p text:style-name="P29">-Os: </text:p>
      <text:p text:style-name="P29"><text:span text:style-name="T41"><text:tab/>Number of lines of statements: 1</text:span><text:span text:style-name="T43">4</text:span></text:p>
      <text:p text:style-name="P37"><text:tab/><text:span text:style-name="T51">ASM file size: </text:span><text:span text:style-name="T53">8057</text:span><text:span text:style-name="T51"> B</text:span></text:p>
      <text:p text:style-name="P29"><text:soft-page-break/><text:span text:style-name="T41"><text:tab/>Compilation time: </text:span><text:span text:style-name="T43">79</text:span><text:span text:style-name="T41">ms</text:span></text:p>
      <text:p text:style-name="P29"><text:tab/><text:span text:style-name="T41">ASM parsing time: 1ms</text:span></text:p>
      <text:p text:style-name="P30"><text:tab/>-<text:span text:style-name="T42">&gt; </text:span><text:span text:style-name="T43">removed all intermediate statements of calculations and made the function simple</text:span></text:p>
      <text:p text:style-name="P29">-<text:span text:style-name="T42">Ofast:</text:span></text:p>
      <text:p text:style-name="P29"><text:tab/><text:span text:style-name="T41">Number of lines of statements: 1</text:span><text:span text:style-name="T43">4</text:span></text:p>
      <text:p text:style-name="P37"><text:tab/><text:span text:style-name="T51">ASM file size: </text:span><text:span text:style-name="T53">8106</text:span><text:span text:style-name="T51"> B</text:span></text:p>
      <text:p text:style-name="P29"><text:span text:style-name="T41"><text:tab/>Compilation time: </text:span><text:span text:style-name="T43">155</text:span><text:span text:style-name="T41">ms</text:span></text:p>
      <text:p text:style-name="P29"><text:tab/><text:span text:style-name="T41">ASM parsing time: 1ms</text:span></text:p>
      <text:p text:style-name="P30"><text:tab/>-<text:span text:style-name="T42">&gt; </text:span><text:span text:style-name="T43">removed all intermediate statements of calculations and made the function simple</text:span></text:p>
      <text:p text:style-name="P44"/>
      <text:p text:style-name="P22"><text:span text:style-name="T44">=&gt;</text:span><text:span text:style-name="T27">#include</text:span><text:span text:style-name="T29"> </text:span><text:span text:style-name="T31">&lt;stdio.h&gt;</text:span></text:p>
      <text:p text:style-name="P19"/>
      <text:p text:style-name="P18"><text:span text:style-name="T28">int</text:span> <text:span text:style-name="T32">main</text:span>()</text:p>
      <text:p text:style-name="P18">{</text:p>
      <text:p text:style-name="P18"><text:span text:style-name="T28">int</text:span> <text:span text:style-name="T33">i</text:span> = <text:span text:style-name="T34">0</text:span>;</text:p>
      <text:p text:style-name="P18"><text:span text:style-name="T26">if</text:span> (<text:span text:style-name="T33">i</text:span> == <text:span text:style-name="T34">0</text:span>)</text:p>
      <text:p text:style-name="P18">{</text:p>
      <text:p text:style-name="P18"><text:span text:style-name="T32">printf</text:span>(<text:span text:style-name="T30">"hello</text:span><text:span text:style-name="T35">\n</text:span><text:span text:style-name="T30">"</text:span>);</text:p>
      <text:p text:style-name="P18">}</text:p>
      <text:p text:style-name="P45">else</text:p>
      <text:p text:style-name="P18"><text:span text:style-name="T32">printf</text:span>(<text:span text:style-name="T30">"hello2</text:span><text:span text:style-name="T35">\n</text:span><text:span text:style-name="T30">"</text:span>);</text:p>
      <text:p text:style-name="P19"/>
      <text:p text:style-name="P18"><text:span text:style-name="T26">return</text:span> <text:span text:style-name="T34">0</text:span>;</text:p>
      <text:p text:style-name="P18">}</text:p>
      <text:p text:style-name="P18"/>
      <text:p text:style-name="P31">The code which finds <text:span text:style-name="T44">has the code which will never be used</text:span>.</text:p>
      <text:p text:style-name="P31">-O0:</text:p>
      <text:p text:style-name="P31"><text:tab/><text:span text:style-name="T41">Number of lines of statements: </text:span><text:span text:style-name="T44">21</text:span></text:p>
      <text:p text:style-name="P37"><text:tab/><text:span text:style-name="T51">ASM file size: </text:span><text:span text:style-name="T53">3685</text:span><text:span text:style-name="T51"> B</text:span></text:p>
      <text:p text:style-name="P31"><text:tab/><text:span text:style-name="T41">Compilation time: </text:span><text:span text:style-name="T44">136</text:span><text:span text:style-name="T41">ms</text:span></text:p>
      <text:p text:style-name="P22"><text:tab/><text:span text:style-name="T41">ASM parsing time: </text:span><text:span text:style-name="T44">1</text:span><text:span text:style-name="T41">ms</text:span></text:p>
      <text:p text:style-name="P31"><text:tab/>-<text:span text:style-name="T42">&gt; It is direct conversion without any optimizations</text:span></text:p>
      <text:p text:style-name="P31">-O1: </text:p>
      <text:p text:style-name="P31"><text:tab/><text:span text:style-name="T41">Number of lines of statements: </text:span><text:span text:style-name="T44">9</text:span></text:p>
      <text:p text:style-name="P37"><text:tab/><text:span text:style-name="T51">ASM file size: </text:span><text:span text:style-name="T53">4330</text:span><text:span text:style-name="T51"> B</text:span></text:p>
      <text:p text:style-name="P31"><text:span text:style-name="T41"><text:tab/>Compilation time: </text:span><text:span text:style-name="T44">172</text:span><text:span text:style-name="T41">ms</text:span></text:p>
      <text:p text:style-name="P31"><text:tab/><text:span text:style-name="T41">ASM parsing time: </text:span><text:span text:style-name="T43">1</text:span><text:span text:style-name="T41">ms</text:span></text:p>
      <text:p text:style-name="P31"><text:tab/>-<text:span text:style-name="T42">&gt; </text:span><text:span text:style-name="T43">removed all intermediate statements </text:span><text:span text:style-name="T44">which are never used and also compressed the code <text:tab/><text:tab/>with no if else statements</text:span></text:p>
      <text:p text:style-name="P31">-O2: </text:p>
      <text:p text:style-name="P31"><text:span text:style-name="T41"><text:tab/>Number of lines of statements: </text:span><text:span text:style-name="T44">9</text:span></text:p>
      <text:p text:style-name="P37"><text:tab/><text:span text:style-name="T51">ASM file size: </text:span><text:span text:style-name="T53">4666</text:span><text:span text:style-name="T51"> B</text:span></text:p>
      <text:p text:style-name="P31"><text:span text:style-name="T41"><text:tab/>Compilation time: </text:span><text:span text:style-name="T44">356</text:span><text:span text:style-name="T41">ms</text:span></text:p>
      <text:p text:style-name="P31"><text:tab/><text:span text:style-name="T41">ASM parsing time: </text:span><text:span text:style-name="T44">1</text:span><text:span text:style-name="T41">ms</text:span></text:p>
      <text:p text:style-name="P31"><text:tab/>-<text:span text:style-name="T42">&gt; </text:span><text:span text:style-name="T43">removed all intermediate statements </text:span><text:span text:style-name="T44">which are never used and also compressed the code <text:tab/><text:tab/>with no if else statements</text:span></text:p>
      <text:p text:style-name="P31">-O3: </text:p>
      <text:p text:style-name="P31"><text:span text:style-name="T41"><text:tab/>Number of lines of statements: </text:span><text:span text:style-name="T44">9</text:span></text:p>
      <text:p text:style-name="P37"><text:tab/><text:span text:style-name="T51">ASM file size: </text:span><text:span text:style-name="T53">4666</text:span><text:span text:style-name="T51"> B</text:span></text:p>
      <text:p text:style-name="P31"><text:span text:style-name="T41"><text:tab/>Compilation time: </text:span><text:span text:style-name="T44">297</text:span><text:span text:style-name="T41">ms</text:span></text:p>
      <text:p text:style-name="P31"><text:tab/><text:span text:style-name="T41">ASM parsing time: 1ms</text:span></text:p>
      <text:p text:style-name="P31"><text:soft-page-break/><text:tab/>-<text:span text:style-name="T42">&gt; </text:span><text:span text:style-name="T43">removed all intermediate statements </text:span><text:span text:style-name="T44">which are never used and also compressed the code <text:tab/><text:tab/>with no if else statements</text:span></text:p>
      <text:p text:style-name="P31">-Os: </text:p>
      <text:p text:style-name="P31"><text:span text:style-name="T41"><text:tab/>Number of lines of statements: </text:span><text:span text:style-name="T44">9</text:span></text:p>
      <text:p text:style-name="P37"><text:tab/><text:span text:style-name="T51">ASM file size: </text:span><text:span text:style-name="T53">4638</text:span><text:span text:style-name="T51"> B</text:span></text:p>
      <text:p text:style-name="P31"><text:span text:style-name="T41"><text:tab/>Compilation time: </text:span><text:span text:style-name="T44">107</text:span><text:span text:style-name="T41">ms</text:span></text:p>
      <text:p text:style-name="P31"><text:tab/><text:span text:style-name="T41">ASM parsing time: 1ms</text:span></text:p>
      <text:p text:style-name="P31"><text:tab/>-<text:span text:style-name="T42">&gt; </text:span><text:span text:style-name="T43">removed all intermediate statements </text:span><text:span text:style-name="T44">which are never used and also compressed the code <text:tab/><text:tab/>with no if else statements</text:span></text:p>
      <text:p text:style-name="P31">-<text:span text:style-name="T42">Ofast:</text:span></text:p>
      <text:p text:style-name="P31"><text:tab/><text:span text:style-name="T41">Number of lines of statements: </text:span><text:span text:style-name="T44">9</text:span></text:p>
      <text:p text:style-name="P37"><text:tab/><text:span text:style-name="T51">ASM file size: </text:span><text:span text:style-name="T53">4669</text:span><text:span text:style-name="T51"> B</text:span></text:p>
      <text:p text:style-name="P31"><text:span text:style-name="T41"><text:tab/>Compilation time: </text:span><text:span text:style-name="T45">371</text:span><text:span text:style-name="T41">ms</text:span></text:p>
      <text:p text:style-name="P31"><text:tab/><text:span text:style-name="T41">ASM parsing time: 1ms</text:span></text:p>
      <text:p text:style-name="P31"><text:tab/>-<text:span text:style-name="T42">&gt; </text:span><text:span text:style-name="T43">removed all intermediate statements </text:span><text:span text:style-name="T44">which are never used and also compressed the code <text:tab/><text:tab/>with no if else statements</text:span></text:p>
      <text:p text:style-name="P31"/>
      <text:p text:style-name="P20"><text:span text:style-name="T25">=&gt;</text:span><text:span text:style-name="T27">#include</text:span><text:span text:style-name="T29"> </text:span><text:span text:style-name="T31">&lt;stdio.h&gt;</text:span></text:p>
      <text:p text:style-name="P19"/>
      <text:p text:style-name="P18"><text:span text:style-name="T28">int</text:span> <text:span text:style-name="T32">main</text:span>()</text:p>
      <text:p text:style-name="P18">{</text:p>
      <text:p text:style-name="P18"><text:span text:style-name="T26">for</text:span>(<text:span text:style-name="T28">unsigned</text:span> <text:span text:style-name="T33">i</text:span> = <text:span text:style-name="T34">0</text:span>; <text:span text:style-name="T33">i</text:span> &lt; <text:span text:style-name="T34">100</text:span>; <text:span text:style-name="T33">i</text:span>++)</text:p>
      <text:p text:style-name="P18">{</text:p>
      <text:p text:style-name="P18"><text:span text:style-name="T32">printf</text:span>(<text:span text:style-name="T30">"I am inevitable</text:span><text:span text:style-name="T35">\n</text:span><text:span text:style-name="T30">"</text:span>);</text:p>
      <text:p text:style-name="P18">}</text:p>
      <text:p text:style-name="P19"/>
      <text:p text:style-name="P18"><text:span text:style-name="T26">return</text:span> <text:span text:style-name="T34">0</text:span>;</text:p>
      <text:p text:style-name="P18">}</text:p>
      <text:p text:style-name="P18"/>
      <text:p text:style-name="P21"><text:span text:style-name="T36">The code which has </text:span><text:span text:style-name="T37">repitetions of same thing many times</text:span><text:span text:style-name="T36">.</text:span></text:p>
      <text:p text:style-name="P32">-O0:</text:p>
      <text:p text:style-name="P32"><text:tab/><text:span text:style-name="T41">Number of lines of statements: </text:span><text:span text:style-name="T45">18</text:span></text:p>
      <text:p text:style-name="P37"><text:tab/><text:span text:style-name="T51">ASM file size: </text:span><text:span text:style-name="T53">3908</text:span><text:span text:style-name="T51"> B</text:span></text:p>
      <text:p text:style-name="P32"><text:tab/><text:span text:style-name="T41">Compilation time: </text:span><text:span text:style-name="T46">339</text:span><text:span text:style-name="T41">ms</text:span></text:p>
      <text:p text:style-name="P32"><text:tab/><text:span text:style-name="T41">ASM parsing time: </text:span><text:span text:style-name="T46">1</text:span><text:span text:style-name="T41">ms</text:span></text:p>
      <text:p text:style-name="P32"><text:tab/>-<text:span text:style-name="T42">&gt; It is direct conversion without any optimizations</text:span></text:p>
      <text:p text:style-name="P32">-O1: </text:p>
      <text:p text:style-name="P32"><text:tab/><text:span text:style-name="T41">Number of lines of statements: </text:span><text:span text:style-name="T46">13</text:span></text:p>
      <text:p text:style-name="P37"><text:tab/><text:span text:style-name="T51">ASM file size: </text:span><text:span text:style-name="T52">6</text:span><text:span text:style-name="T53">012</text:span><text:span text:style-name="T51"> B</text:span></text:p>
      <text:p text:style-name="P32"><text:span text:style-name="T41"><text:tab/>Compilation time: </text:span><text:span text:style-name="T46">135</text:span><text:span text:style-name="T41">ms</text:span></text:p>
      <text:p text:style-name="P32"><text:tab/><text:span text:style-name="T41">ASM parsing time: </text:span><text:span text:style-name="T43">1</text:span><text:span text:style-name="T41">ms</text:span></text:p>
      <text:p text:style-name="P33"><text:tab/>-<text:span text:style-name="T42">&gt; </text:span><text:span text:style-name="T46">It has optimized the compressed the for conditional statements in for statement</text:span></text:p>
      <text:p text:style-name="P32">-O2: </text:p>
      <text:p text:style-name="P32"><text:span text:style-name="T41"><text:tab/>Number of lines of statements: </text:span><text:span text:style-name="T46">13</text:span></text:p>
      <text:p text:style-name="P37"><text:tab/><text:span text:style-name="T51">ASM file size: </text:span><text:span text:style-name="T53">6188</text:span><text:span text:style-name="T51"> B</text:span></text:p>
      <text:p text:style-name="P32"><text:span text:style-name="T41"><text:tab/>Compilation time: </text:span><text:span text:style-name="T46">292</text:span><text:span text:style-name="T41">ms</text:span></text:p>
      <text:p text:style-name="P32"><text:tab/><text:span text:style-name="T41">ASM parsing time: </text:span><text:span text:style-name="T46">2</text:span><text:span text:style-name="T41">ms</text:span></text:p>
      <text:p text:style-name="P23"><text:span text:style-name="T36"><text:tab/>-</text:span><text:span text:style-name="T42">&gt; </text:span><text:span text:style-name="T46">It has optimized the compressed the for conditional statements in for statement. There is <text:tab/><text:tab/>small change in 11</text:span><text:span text:style-name="T47">th </text:span><text:span text:style-name="T46">line statement.</text:span></text:p>
      <text:p text:style-name="P32">-O3: </text:p>
      <text:p text:style-name="P32"><text:span text:style-name="T41"><text:tab/>Number of lines of statements: </text:span><text:span text:style-name="T46">13</text:span></text:p>
      <text:p text:style-name="P37"><text:soft-page-break/><text:tab/><text:span text:style-name="T51">ASM file size: </text:span><text:span text:style-name="T53">5538</text:span><text:span text:style-name="T51"> B</text:span></text:p>
      <text:p text:style-name="P32"><text:span text:style-name="T41"><text:tab/>Compilation time: </text:span><text:span text:style-name="T46">131</text:span><text:span text:style-name="T41">ms</text:span></text:p>
      <text:p text:style-name="P32"><text:tab/><text:span text:style-name="T41">ASM parsing time: 1ms</text:span></text:p>
      <text:p text:style-name="P33"><text:tab/>-<text:span text:style-name="T42">&gt; </text:span><text:span text:style-name="T46">It has optimized the compressed the for conditional statements in for statement. There is <text:tab/><text:tab/>small change in 11</text:span><text:span text:style-name="T47">th </text:span><text:span text:style-name="T46">line statement.</text:span></text:p>
      <text:p text:style-name="P32">-Os: </text:p>
      <text:p text:style-name="P32"><text:span text:style-name="T41"><text:tab/>Number of lines of statements: </text:span><text:span text:style-name="T46">13</text:span></text:p>
      <text:p text:style-name="P37"><text:tab/><text:span text:style-name="T51">ASM file size: </text:span><text:span text:style-name="T53">6134</text:span><text:span text:style-name="T51"> B</text:span></text:p>
      <text:p text:style-name="P32"><text:span text:style-name="T41"><text:tab/>Compilation time: </text:span><text:span text:style-name="T48">280</text:span><text:span text:style-name="T41">ms</text:span></text:p>
      <text:p text:style-name="P32"><text:tab/><text:span text:style-name="T41">ASM parsing time: 1ms</text:span></text:p>
      <text:p text:style-name="P33"><text:tab/>-<text:span text:style-name="T42">&gt; </text:span><text:span text:style-name="T46">It has optimized the compressed the for conditional statements in for statement. There is <text:tab/><text:tab/>small change in 11</text:span><text:span text:style-name="T47">th </text:span><text:span text:style-name="T46">line statement.</text:span></text:p>
      <text:p text:style-name="P32">-<text:span text:style-name="T42">Ofast:</text:span></text:p>
      <text:p text:style-name="P32"><text:tab/><text:span text:style-name="T41">Number of lines of statements: </text:span><text:span text:style-name="T46">13</text:span></text:p>
      <text:p text:style-name="P37"><text:tab/><text:span text:style-name="T51">ASM file size: </text:span><text:span text:style-name="T53">5541</text:span><text:span text:style-name="T51"> B</text:span></text:p>
      <text:p text:style-name="P32"><text:span text:style-name="T41"><text:tab/>Compilation time: </text:span><text:span text:style-name="T48">174</text:span><text:span text:style-name="T41">ms</text:span></text:p>
      <text:p text:style-name="P32"><text:tab/><text:span text:style-name="T41">ASM parsing time: 1ms</text:span></text:p>
      <text:p text:style-name="P33"><text:tab/>-<text:span text:style-name="T42">&gt; </text:span><text:span text:style-name="T46">It has optimized the compressed the for conditional statements in for statement. There is <text:tab/><text:tab/>small change in 11</text:span><text:span text:style-name="T47">th </text:span><text:span text:style-name="T46">line statement.</text:span></text:p>
      <text:p text:style-name="P17"/>
      <text:p text:style-name="P20"><text:span text:style-name="T25">=&gt;</text:span><text:span text:style-name="T27">#include</text:span><text:span text:style-name="T29"> </text:span><text:span text:style-name="T31">&lt;stdio.h&gt;</text:span></text:p>
      <text:p text:style-name="P19"/>
      <text:p text:style-name="P18"><text:span text:style-name="T28">int</text:span> <text:span text:style-name="T32">main</text:span>()</text:p>
      <text:p text:style-name="P18">{</text:p>
      <text:p text:style-name="P18"><text:span text:style-name="T28">int</text:span> <text:span text:style-name="T33">a</text:span> = <text:span text:style-name="T34">20</text:span>;</text:p>
      <text:p text:style-name="P18"><text:span text:style-name="T28">int</text:span> <text:span text:style-name="T33">b</text:span> = <text:span text:style-name="T34">30</text:span>;</text:p>
      <text:p text:style-name="P18"><text:span text:style-name="T28">int</text:span> <text:span text:style-name="T33">x</text:span> = <text:span text:style-name="T34">36</text:span>;</text:p>
      <text:p text:style-name="P18"><text:span text:style-name="T28">int</text:span> <text:span text:style-name="T33">j</text:span> = <text:span text:style-name="T34">15</text:span>;</text:p>
      <text:p text:style-name="P18"><text:span text:style-name="T28">int</text:span> <text:span text:style-name="T33">z</text:span> = <text:span text:style-name="T34">19</text:span>;</text:p>
      <text:p text:style-name="P18"><text:span text:style-name="T28">int</text:span> <text:span text:style-name="T33">t</text:span> = <text:span text:style-name="T34">54</text:span>;</text:p>
      <text:p text:style-name="P18"><text:span text:style-name="T28">int</text:span> <text:span text:style-name="T33">c</text:span> = <text:span text:style-name="T33">a</text:span> * <text:span text:style-name="T33">x</text:span>;</text:p>
      <text:p text:style-name="P18"><text:span text:style-name="T32">printf</text:span>(<text:span text:style-name="T30">"</text:span><text:span text:style-name="T33">%d</text:span><text:span text:style-name="T35">\n</text:span><text:span text:style-name="T30">"</text:span>, <text:span text:style-name="T33">c</text:span>);</text:p>
      <text:p text:style-name="P18"><text:span text:style-name="T26">return</text:span> <text:span text:style-name="T34">0</text:span>;</text:p>
      <text:p text:style-name="P18">}</text:p>
      <text:p text:style-name="P17"/>
      <text:p text:style-name="P17"/>
      <text:p text:style-name="P27">The code which has unnecessary variables declared.</text:p>
      <text:p text:style-name="P34">-O0:</text:p>
      <text:p text:style-name="P34"><text:tab/><text:span text:style-name="T41">Number of lines of statements: </text:span><text:span text:style-name="T48">20</text:span></text:p>
      <text:p text:style-name="P37"><text:tab/><text:span text:style-name="T51">ASM file size: </text:span><text:span text:style-name="T54">5355</text:span><text:span text:style-name="T51"> B</text:span></text:p>
      <text:p text:style-name="P34"><text:tab/><text:span text:style-name="T41">Compilation time: </text:span><text:span text:style-name="T49">107</text:span><text:span text:style-name="T41">ms</text:span></text:p>
      <text:p text:style-name="P34"><text:tab/><text:span text:style-name="T41">ASM parsing time: </text:span><text:span text:style-name="T49">2</text:span><text:span text:style-name="T41">ms</text:span></text:p>
      <text:p text:style-name="P34"><text:tab/>-<text:span text:style-name="T42">&gt; It is direct conversion without any optimizations </text:span><text:span text:style-name="T48">but it itself removed the unwanted <text:tab/><text:tab/><text:tab/>variables</text:span></text:p>
      <text:p text:style-name="P34">-O1: </text:p>
      <text:p text:style-name="P34"><text:tab/><text:span text:style-name="T41">Number of lines of statements: </text:span><text:span text:style-name="T48">11</text:span></text:p>
      <text:p text:style-name="P37"><text:tab/><text:span text:style-name="T51">ASM file size: </text:span><text:span text:style-name="T54">5884</text:span><text:span text:style-name="T51"> B</text:span></text:p>
      <text:p text:style-name="P34"><text:span text:style-name="T41"><text:tab/>Compilation time: </text:span><text:span text:style-name="T46">1</text:span><text:span text:style-name="T49">05</text:span><text:span text:style-name="T41">ms</text:span></text:p>
      <text:p text:style-name="P34"><text:tab/><text:span text:style-name="T41">ASM parsing time: </text:span><text:span text:style-name="T49">2</text:span><text:span text:style-name="T41">ms</text:span></text:p>
      <text:p text:style-name="P24"><text:span text:style-name="T36"><text:tab/>-</text:span><text:span text:style-name="T42">&gt; </text:span><text:span text:style-name="T46">It </text:span><text:span text:style-name="T48">removed the intermediate statements of calculation and declarations.</text:span></text:p>
      <text:p text:style-name="P34">-O2: </text:p>
      <text:p text:style-name="P34"><text:soft-page-break/><text:span text:style-name="T41"><text:tab/>Number of lines of statements: </text:span><text:span text:style-name="T46">13</text:span></text:p>
      <text:p text:style-name="P37"><text:tab/><text:span text:style-name="T51">ASM file size: </text:span><text:span text:style-name="T52">6</text:span><text:span text:style-name="T54">225</text:span><text:span text:style-name="T51"> B</text:span></text:p>
      <text:p text:style-name="P34"><text:span text:style-name="T41"><text:tab/>Compilation time: </text:span><text:span text:style-name="T49">124</text:span><text:span text:style-name="T41">ms</text:span></text:p>
      <text:p text:style-name="P34"><text:tab/><text:span text:style-name="T41">ASM parsing time: </text:span><text:span text:style-name="T49">1</text:span><text:span text:style-name="T41">ms</text:span></text:p>
      <text:p text:style-name="P24"><text:span text:style-name="T36"><text:tab/>-</text:span><text:span text:style-name="T42">&gt; </text:span><text:span text:style-name="T46">It </text:span><text:span text:style-name="T48">removed the intermediate statements of calculation and declarations.</text:span><text:span text:style-name="T46"> There is small <text:tab/><text:tab/>change in </text:span><text:span text:style-name="T48">9</text:span><text:span text:style-name="T47">th </text:span><text:span text:style-name="T46">line statement.</text:span></text:p>
      <text:p text:style-name="P34">-O3: </text:p>
      <text:p text:style-name="P34"><text:span text:style-name="T41"><text:tab/>Number of lines of statements: </text:span><text:span text:style-name="T46">13</text:span></text:p>
      <text:p text:style-name="P37"><text:tab/><text:span text:style-name="T51">ASM file size: </text:span><text:span text:style-name="T52">6</text:span><text:span text:style-name="T54">225</text:span><text:span text:style-name="T51"> B</text:span></text:p>
      <text:p text:style-name="P34"><text:span text:style-name="T41"><text:tab/>Compilation time: </text:span><text:span text:style-name="T46">1</text:span><text:span text:style-name="T49">09</text:span><text:span text:style-name="T41">ms</text:span></text:p>
      <text:p text:style-name="P34"><text:tab/><text:span text:style-name="T41">ASM parsing time: 1ms</text:span></text:p>
      <text:p text:style-name="P34"><text:tab/>-<text:span text:style-name="T42">&gt; </text:span><text:span text:style-name="T46">It </text:span><text:span text:style-name="T48">removed the intermediate statements of calculation and declarations.</text:span><text:span text:style-name="T46"> There is small <text:tab/><text:tab/>change in </text:span><text:span text:style-name="T48">9</text:span><text:span text:style-name="T47">th </text:span><text:span text:style-name="T46">line statement.</text:span></text:p>
      <text:p text:style-name="P34">-Os: </text:p>
      <text:p text:style-name="P34"><text:span text:style-name="T41"><text:tab/>Number of lines of statements: </text:span><text:span text:style-name="T46">13</text:span></text:p>
      <text:p text:style-name="P37"><text:tab/><text:span text:style-name="T51">ASM file size: </text:span><text:span text:style-name="T52">6</text:span><text:span text:style-name="T54">197</text:span><text:span text:style-name="T51"> B</text:span></text:p>
      <text:p text:style-name="P34"><text:span text:style-name="T41"><text:tab/>Compilation time: </text:span><text:span text:style-name="T48">2</text:span><text:span text:style-name="T49">73</text:span><text:span text:style-name="T41">ms</text:span></text:p>
      <text:p text:style-name="P34"><text:tab/><text:span text:style-name="T41">ASM parsing time: </text:span><text:span text:style-name="T49">2</text:span><text:span text:style-name="T41">ms</text:span></text:p>
      <text:p text:style-name="P34"><text:tab/>-<text:span text:style-name="T42">&gt; </text:span><text:span text:style-name="T46">It </text:span><text:span text:style-name="T48">removed the intermediate statements of calculation and declarations.</text:span><text:span text:style-name="T46"> There is small <text:tab/><text:tab/>change in </text:span><text:span text:style-name="T48">9</text:span><text:span text:style-name="T47">th </text:span><text:span text:style-name="T46">line statement.</text:span></text:p>
      <text:p text:style-name="P34">-<text:span text:style-name="T42">Ofast:</text:span></text:p>
      <text:p text:style-name="P34"><text:tab/><text:span text:style-name="T41">Number of lines of statements: </text:span><text:span text:style-name="T46">13</text:span></text:p>
      <text:p text:style-name="P37"><text:tab/><text:span text:style-name="T51">ASM file size: </text:span><text:span text:style-name="T52">6</text:span><text:span text:style-name="T54">228</text:span><text:span text:style-name="T51"> B</text:span></text:p>
      <text:p text:style-name="P34"><text:span text:style-name="T41"><text:tab/>Compilation time: </text:span><text:span text:style-name="T49">268</text:span><text:span text:style-name="T41">ms</text:span></text:p>
      <text:p text:style-name="P34"><text:tab/><text:span text:style-name="T41">ASM parsing time: </text:span><text:span text:style-name="T49">2</text:span><text:span text:style-name="T41">ms</text:span></text:p>
      <text:p text:style-name="P34"><text:tab/>-<text:span text:style-name="T42">&gt; </text:span><text:span text:style-name="T46">It </text:span><text:span text:style-name="T48">removed the intermediate statements of calculation and declarations.</text:span><text:span text:style-name="T46"> There is small <text:tab/><text:tab/>change in </text:span><text:span text:style-name="T48">9</text:span><text:span text:style-name="T47">th </text:span><text:span text:style-name="T46">line statement.</text:span></text:p>
      <text:p text:style-name="P27"/>
      <text:p text:style-name="P20"><text:span text:style-name="T25">=&gt;</text:span><text:span text:style-name="T27">#include</text:span><text:span text:style-name="T29"> </text:span><text:span text:style-name="T31">&lt;stdio.h&gt;</text:span></text:p>
      <text:p text:style-name="P19"/>
      <text:p text:style-name="P18"><text:span text:style-name="T28">int</text:span> <text:span text:style-name="T32">main</text:span>()</text:p>
      <text:p text:style-name="P18">{</text:p>
      <text:p text:style-name="P18"><text:span text:style-name="T28">int</text:span> <text:span text:style-name="T33">n</text:span> = <text:span text:style-name="T34">25</text:span>;</text:p>
      <text:p text:style-name="P18"><text:span text:style-name="T28">int</text:span> <text:span text:style-name="T33">b</text:span> = <text:span text:style-name="T34">15</text:span>;</text:p>
      <text:p text:style-name="P18"><text:span text:style-name="T28">int</text:span> <text:span text:style-name="T33">a</text:span>;</text:p>
      <text:p text:style-name="P18"><text:span text:style-name="T28">int</text:span> <text:span text:style-name="T33">c</text:span>;</text:p>
      <text:p text:style-name="P19"/>
      <text:p text:style-name="P18"><text:span text:style-name="T26">for</text:span>(<text:span text:style-name="T28">unsigned</text:span> <text:span text:style-name="T33">i</text:span> = <text:span text:style-name="T34">0</text:span>; <text:span text:style-name="T33">i</text:span> &lt; <text:span text:style-name="T33">n</text:span>; <text:span text:style-name="T33">i</text:span>++)</text:p>
      <text:p text:style-name="P18">{</text:p>
      <text:p text:style-name="P18"><text:span text:style-name="T33">a</text:span> = <text:span text:style-name="T34">16</text:span>;</text:p>
      <text:p text:style-name="P18"><text:span text:style-name="T33">b</text:span> = <text:span text:style-name="T33">b</text:span> + <text:span text:style-name="T33">i</text:span> * <text:span text:style-name="T34">2</text:span>;</text:p>
      <text:p text:style-name="P18"><text:span text:style-name="T33">c</text:span> = <text:span text:style-name="T33">a</text:span> + <text:span text:style-name="T33">b</text:span>;</text:p>
      <text:p text:style-name="P18">}</text:p>
      <text:p text:style-name="P19"/>
      <text:p text:style-name="P18"><text:span text:style-name="T32">printf</text:span>(<text:span text:style-name="T30">"</text:span><text:span text:style-name="T33">%d</text:span><text:span text:style-name="T35">\n</text:span><text:span text:style-name="T30">"</text:span>, <text:span text:style-name="T33">c</text:span>);</text:p>
      <text:p text:style-name="P19"/>
      <text:p text:style-name="P18"><text:span text:style-name="T26">return</text:span> <text:span text:style-name="T34">0</text:span>;</text:p>
      <text:p text:style-name="P18">}</text:p>
      <text:p text:style-name="P17"/>
      <text:p text:style-name="P21"><text:span text:style-name="T36">The code which has unnecessary </text:span><text:span text:style-name="T37">repititions</text:span><text:span text:style-name="T36"> </text:span><text:span text:style-name="T37">of declaration and very bad equal to assignments</text:span><text:span text:style-name="T36">.</text:span></text:p>
      <text:p text:style-name="P34">-O0:</text:p>
      <text:p text:style-name="P34"><text:soft-page-break/><text:tab/><text:span text:style-name="T41">Number of lines of statements: </text:span><text:span text:style-name="T49">34</text:span></text:p>
      <text:p text:style-name="P37"><text:tab/><text:span text:style-name="T51">ASM file size: </text:span><text:span text:style-name="T55">5777</text:span><text:span text:style-name="T51"> B</text:span></text:p>
      <text:p text:style-name="P34"><text:tab/><text:span text:style-name="T41">Compilation time: </text:span><text:span text:style-name="T50">156</text:span><text:span text:style-name="T41">ms</text:span></text:p>
      <text:p text:style-name="P34"><text:tab/><text:span text:style-name="T41">ASM parsing time: </text:span><text:span text:style-name="T46">1</text:span><text:span text:style-name="T41">ms</text:span></text:p>
      <text:p text:style-name="P34"><text:tab/>-<text:span text:style-name="T42">&gt; It is direct conversion without any optimizations </text:span><text:span text:style-name="T49">but removed unwanted declarations</text:span></text:p>
      <text:p text:style-name="P34">-O1: </text:p>
      <text:p text:style-name="P34"><text:tab/><text:span text:style-name="T41">Number of lines of statements: </text:span><text:span text:style-name="T49">15</text:span></text:p>
      <text:p text:style-name="P37"><text:tab/><text:span text:style-name="T51">ASM file size: </text:span><text:span text:style-name="T55">7737</text:span><text:span text:style-name="T51"> B</text:span></text:p>
      <text:p text:style-name="P34"><text:span text:style-name="T41"><text:tab/>Compilation time: </text:span><text:span text:style-name="T46">1</text:span><text:span text:style-name="T50">08</text:span><text:span text:style-name="T41">ms</text:span></text:p>
      <text:p text:style-name="P34"><text:tab/><text:span text:style-name="T41">ASM parsing time: </text:span><text:span text:style-name="T50">2</text:span><text:span text:style-name="T41">ms</text:span></text:p>
      <text:p text:style-name="P24"><text:span text:style-name="T36"><text:tab/>-</text:span><text:span text:style-name="T42">&gt; </text:span><text:span text:style-name="T46">It </text:span><text:span text:style-name="T49">has removed the statements from loop but kept it in place because of variable ‘i’. The <text:tab/><text:tab/>final answer is being printed directly.</text:span></text:p>
      <text:p text:style-name="P34">-O2: </text:p>
      <text:p text:style-name="P34"><text:span text:style-name="T41"><text:tab/>Number of lines of statements: </text:span><text:span text:style-name="T46">1</text:span><text:span text:style-name="T49">1</text:span></text:p>
      <text:p text:style-name="P37"><text:tab/><text:span text:style-name="T51">ASM file size: </text:span><text:span text:style-name="T55">6715</text:span><text:span text:style-name="T51"> B</text:span></text:p>
      <text:p text:style-name="P34"><text:span text:style-name="T41"><text:tab/>Compilation time: </text:span><text:span text:style-name="T50">146</text:span><text:span text:style-name="T41">ms</text:span></text:p>
      <text:p text:style-name="P34"><text:tab/><text:span text:style-name="T41">ASM parsing time: </text:span><text:span text:style-name="T50">6</text:span><text:span text:style-name="T41">ms</text:span></text:p>
      <text:p text:style-name="P25"><text:span text:style-name="T36"><text:tab/>-</text:span><text:span text:style-name="T42">&gt; </text:span><text:span text:style-name="T49">It has removed all variable declaration and for loop, just printing final output directly</text:span><text:span text:style-name="T46">.</text:span></text:p>
      <text:p text:style-name="P34">-O3: </text:p>
      <text:p text:style-name="P34"><text:span text:style-name="T41"><text:tab/>Number of lines of statements: </text:span><text:span text:style-name="T46">1</text:span><text:span text:style-name="T49">1</text:span></text:p>
      <text:p text:style-name="P37"><text:tab/><text:span text:style-name="T51">ASM file size: </text:span><text:span text:style-name="T55">6715</text:span><text:span text:style-name="T51"> B</text:span></text:p>
      <text:p text:style-name="P34"><text:span text:style-name="T41"><text:tab/>Compilation time: </text:span><text:span text:style-name="T50">231</text:span><text:span text:style-name="T41">ms</text:span></text:p>
      <text:p text:style-name="P34"><text:tab/><text:span text:style-name="T41">ASM parsing time: </text:span><text:span text:style-name="T50">2</text:span><text:span text:style-name="T41">ms</text:span></text:p>
      <text:p text:style-name="P35"><text:tab/>-<text:span text:style-name="T42">&gt; </text:span><text:span text:style-name="T49">It has removed all variable declaration and for loop, just printing final output directly</text:span><text:span text:style-name="T46">.</text:span></text:p>
      <text:p text:style-name="P34">-Os: </text:p>
      <text:p text:style-name="P34"><text:span text:style-name="T41"><text:tab/>Number of lines of statements: </text:span><text:span text:style-name="T46">1</text:span><text:span text:style-name="T49">1</text:span></text:p>
      <text:p text:style-name="P37"><text:tab/><text:span text:style-name="T51">ASM file size: </text:span><text:span text:style-name="T55">6687</text:span><text:span text:style-name="T51"> B</text:span></text:p>
      <text:p text:style-name="P34"><text:span text:style-name="T41"><text:tab/>Compilation time: </text:span><text:span text:style-name="T50">744</text:span><text:span text:style-name="T41">ms</text:span></text:p>
      <text:p text:style-name="P34"><text:tab/><text:span text:style-name="T41">ASM parsing time: </text:span><text:span text:style-name="T50">2</text:span><text:span text:style-name="T41">ms</text:span></text:p>
      <text:p text:style-name="P35"><text:tab/>-<text:span text:style-name="T42">&gt; </text:span><text:span text:style-name="T49">It has removed all variable declaration and for loop, just printing final output directly</text:span><text:span text:style-name="T46">.</text:span></text:p>
      <text:p text:style-name="P34">-<text:span text:style-name="T42">Ofast:</text:span></text:p>
      <text:p text:style-name="P34"><text:tab/><text:span text:style-name="T41">Number of lines of statements: </text:span><text:span text:style-name="T46">1</text:span><text:span text:style-name="T49">1</text:span></text:p>
      <text:p text:style-name="P37"><text:tab/><text:span text:style-name="T51">ASM file size: </text:span><text:span text:style-name="T52">6</text:span><text:span text:style-name="T55">718</text:span><text:span text:style-name="T51"> B</text:span></text:p>
      <text:p text:style-name="P34"><text:span text:style-name="T41"><text:tab/>Compilation time: </text:span><text:span text:style-name="T50">132</text:span><text:span text:style-name="T41">ms</text:span></text:p>
      <text:p text:style-name="P34"><text:tab/><text:span text:style-name="T41">ASM parsing time: </text:span><text:span text:style-name="T50">2</text:span><text:span text:style-name="T41">ms</text:span></text:p>
      <text:p text:style-name="P35"><text:tab/>-<text:span text:style-name="T42">&gt; </text:span><text:span text:style-name="T49">It has removed all variable declaration and for loop, just printing final output directly</text:span><text:span text:style-name="T46">.</text:span></text:p>
      <text:p text:style-name="P35"/>
      <text:p text:style-name="P48">Report on optimization options:</text:p>
      <text:p text:style-name="P48">-O0:</text:p>
      <text:p text:style-name="P48"><text:tab/>It does nothing just keeps the high level code in place without any modifications. But some <text:tab/>times removes the variables which are declared but are not initialized. <text:span text:style-name="T8">The compiler tries to <text:tab/>reduce code size and execution time, without performing any optimizations that take a great <text:tab/>deal of compilation</text:span></text:p>
      <text:p text:style-name="P48">-O1:</text:p>
      <text:p text:style-name="P48"><text:tab/>It optimizes the code and removes all intermediate steps and keeps only the final output. It <text:tab/>removes all variables except those which are initialized. <text:span text:style-name="T8">The compiler tries to reduce code <text:tab/>size and execution time, without performing any optimizations that take a great deal of <text:tab/>compilation</text:span></text:p>
      <text:p text:style-name="P48">O2: </text:p>
      <text:p text:style-name="P48"><text:tab/>More optimization than -O1 but in contrast it doesnt bother about the variables initialized <text:tab/>and just keep the final statement which the ouput of the program depends. This final <text:soft-page-break/><text:tab/>statement will be optimized to contain the final ouput of all the intermediate statements. <text:span text:style-name="T8">This <text:tab/>includes all flags of O1 in addition to some other. </text:span><text:span text:style-name="T9">It performs nearly all supported <text:tab/>optimizations that do not invove a space-speed tradeoff.</text:span></text:p>
      <text:p text:style-name="P48">-O3:</text:p>
      <text:p text:style-name="P48"><text:tab/>Similar to -O2, it does optimization but even more than that decreasing the time of <text:tab/>execution.</text:p>
      <text:p text:style-name="P48">-Os:</text:p>
      <text:p text:style-name="P48"><text:tab/>Similar to above optimization options, drastically different from them in size optimization. It <text:tab/>reduces the size.</text:p>
      <text:p text:style-name="P48">-Ofast:</text:p>
      <text:p text:style-name="P48"><text:tab/>It concentrates on the parameter of increasing the execution time. The compilation time may <text:tab/>be more but finally the exectuion time will be decreas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2:04:45.453998409</meta:creation-date>
    <dc:date>2022-04-12T18:39:03.846780143</dc:date>
    <meta:editing-duration>PT13H43M19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0" meta:paragraph-count="384" meta:word-count="2369" meta:character-count="14221" meta:non-whitespace-character-count="11903"/>
  </office:meta>
</office:document-meta>
</file>